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left="-79.65pt" fo:text-indent="-5.40pt">
        <style:tab-stops>
          <style:tab-stop style:position="390.90pt"/>
          <style:tab-stop style:position="32976.15pt"/>
          <style:tab-stop style:position="82950.95pt" style:char="." style:type="char"/>
        </style:tab-stops>
      </style:paragraph-properties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 fo:margin-left="-79.65pt" fo:text-indent="-5.40pt">
        <style:tab-stops>
          <style:tab-stop style:position="390.90pt"/>
          <style:tab-stop style:position="32976.15pt"/>
          <style:tab-stop style:position="82950.95pt" style:char="." style:type="char"/>
        </style:tab-stops>
      </style:paragraph-properties>
    </style:style>
    <style:style style:name="P4" style:family="paragraph">
      <style:paragraph-properties fo:line-height="100.00%" fo:text-align="left" fo:margin-left="-79.65pt" fo:text-indent="-5.40pt">
        <style:tab-stops>
          <style:tab-stop style:position="390.90pt"/>
          <style:tab-stop style:position="32976.15pt"/>
          <style:tab-stop style:position="82950.95pt" style:char="." style:type="char"/>
        </style:tab-stops>
      </style:paragraph-properties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 fo:margin-left="-79.65pt" fo:text-indent="-5.40pt">
        <style:tab-stops>
          <style:tab-stop style:position="390.90pt"/>
          <style:tab-stop style:position="32976.15pt"/>
          <style:tab-stop style:position="82950.95pt" style:char="." style:type="char"/>
        </style:tab-stops>
      </style:paragraph-properties>
    </style:style>
    <style:style style:name="P7" style:family="paragraph">
      <style:paragraph-properties fo:line-height="100.00%" fo:text-align="left" fo:margin-left="-79.65pt" fo:text-indent="-5.40pt">
        <style:tab-stops>
          <style:tab-stop style:position="390.90pt"/>
          <style:tab-stop style:position="32976.15pt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 fo:margin-left="-79.65pt" fo:text-indent="-5.40pt">
        <style:tab-stops>
          <style:tab-stop style:position="390.90pt"/>
          <style:tab-stop style:position="32976.15pt"/>
        </style:tab-stops>
      </style:paragraph-properties>
    </style:style>
    <style:style style:name="P10" style:family="paragraph">
      <style:paragraph-properties fo:line-height="100.00%" fo:text-align="left" fo:margin-left="-79.65pt" fo:text-indent="-5.40pt">
        <style:tab-stops>
          <style:tab-stop style:position="674.40pt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left="-79.65pt" fo:text-indent="-5.40pt">
        <style:tab-stops>
          <style:tab-stop style:position="674.40pt"/>
        </style:tab-stops>
      </style:paragraph-properties>
    </style:style>
    <style:style style:name="P13" style:family="paragraph">
      <style:paragraph-properties fo:line-height="100.00%" fo:text-align="left" fo:margin-left="-79.65pt" fo:text-indent="-5.40pt">
        <style:tab-stops>
          <style:tab-stop style:position="674.40pt"/>
        </style:tab-stops>
      </style:paragraph-properties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 fo:margin-left="-79.65pt" fo:text-indent="-5.40pt">
        <style:tab-stops>
          <style:tab-stop style:position="674.40pt"/>
        </style:tab-stops>
      </style:paragraph-properties>
    </style:style>
    <style:style style:name="P16" style:family="paragraph">
      <style:paragraph-properties fo:line-height="100.00%" fo:text-align="left" fo:margin-left="-79.65pt" fo:text-indent="-5.40pt">
        <style:tab-stops>
          <style:tab-stop style:position="414.10pt"/>
          <style:tab-stop style:position="32976.15pt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left="-79.65pt" fo:text-indent="-5.40pt">
        <style:tab-stops>
          <style:tab-stop style:position="414.10pt"/>
          <style:tab-stop style:position="32976.15pt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 fo:margin-left="-79.65pt" fo:text-indent="-5.40pt">
        <style:tab-stops>
          <style:tab-stop style:position="414.10pt"/>
          <style:tab-stop style:position="32976.15pt"/>
        </style:tab-stops>
      </style:paragraph-properties>
    </style:style>
    <style:style style:name="P21" style:family="paragraph">
      <style:paragraph-properties fo:line-height="100.00%" fo:text-align="left" fo:margin-left="-79.65pt" fo:text-indent="-5.40pt">
        <style:tab-stops>
          <style:tab-stop style:position="414.10pt"/>
          <style:tab-stop style:position="32860.95pt"/>
        </style:tab-stops>
      </style:paragraph-properties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 fo:margin-left="-79.65pt" fo:text-indent="-5.40pt">
        <style:tab-stops>
          <style:tab-stop style:position="414.10pt"/>
          <style:tab-stop style:position="32860.95pt"/>
        </style:tab-stops>
      </style:paragraph-properties>
    </style:style>
    <style:style style:name="P24" style:family="paragraph">
      <style:paragraph-properties fo:line-height="115.00%" fo:text-align="left" fo:margin-bottom="10.00pt"/>
    </style:style>
    <style:style style:name="TableColumn0100" style:family="table-column">
      <style:table-column-properties style:column-width="4.322917in"/>
    </style:style>
    <style:style style:name="TableColumn0101" style:family="table-column">
      <style:table-column-properties style:column-width="0.322222in"/>
    </style:style>
    <style:style style:name="TableColumn0102" style:family="table-column">
      <style:table-column-properties style:column-width="0.989583in"/>
    </style:style>
    <style:style style:name="TableColumn0103" style:family="table-column">
      <style:table-column-properties style:column-width="0.385417in"/>
    </style:style>
    <style:style style:name="TableColumn0104" style:family="table-column">
      <style:table-column-properties style:column-width="2.240278in"/>
    </style:style>
    <style:style style:name="Table01" style:family="table">
      <style:table-properties style:width="8.260417in" fo:margin-left="-1.000000in" style:writing-mode="lr" table:align="left" style:may-break-between-rows="true"/>
    </style:style>
    <style:style style:name="TableRow0100" style:family="table-row">
      <style:table-row-properties style:min-row-height="0.562500in"/>
    </style:style>
    <style:style style:name="TableCell010000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eeece1"/>
    </style:style>
    <style:style style:name="TableCell010001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eeece1"/>
    </style:style>
    <style:style style:name="TableCell0100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003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eeece1"/>
    </style:style>
    <style:style style:name="TableCell0100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1" style:family="table-row">
      <style:table-row-properties style:min-row-height="0.477778in"/>
    </style:style>
    <style:style style:name="TableCell010100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eeece1"/>
    </style:style>
    <style:style style:name="TableCell010101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eeece1"/>
    </style:style>
    <style:style style:name="TableCell0101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1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104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eeece1"/>
    </style:style>
    <style:style style:name="TableRow0102" style:family="table-row">
      <style:table-row-properties style:min-row-height="0.801389in"/>
    </style:style>
    <style:style style:name="TableCell010200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eaf1dd"/>
    </style:style>
    <style:style style:name="TableCell010201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 0"/>
    </style:style>
    <style:style style:name="TableCell0102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2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2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3" style:family="table-row">
      <style:table-row-properties style:min-row-height="0.385417in"/>
    </style:style>
    <style:style style:name="TableCell010300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 0"/>
    </style:style>
    <style:style style:name="TableCell0103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3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3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3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4" style:family="table-row">
      <style:table-row-properties style:min-row-height="0.416667in"/>
    </style:style>
    <style:style style:name="TableCell010400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eeece1"/>
    </style:style>
    <style:style style:name="TableCell0104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4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4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4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5" style:family="table-row">
      <style:table-row-properties style:min-row-height="0.385417in"/>
    </style:style>
    <style:style style:name="TableCell010500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eeece1"/>
    </style:style>
    <style:style style:name="TableCell0105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502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eeece1"/>
    </style:style>
    <style:style style:name="TableCell0105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5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6" style:family="table-row">
      <style:table-row-properties style:min-row-height="0.385417in"/>
    </style:style>
    <style:style style:name="TableCell010600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eeece1"/>
    </style:style>
    <style:style style:name="TableCell0106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602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eeece1"/>
    </style:style>
    <style:style style:name="TableCell0106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6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7" style:family="table-row">
      <style:table-row-properties style:min-row-height="0.385417in"/>
    </style:style>
    <style:style style:name="TableCell010700" style:family="table-cell">
      <style:table-cell-properties fo:border-top="0.000694in solid #000000" fo:border-left="0.006944in solid #00000a" fo:border-right="0.006944in solid #00000a" fo:border-bottom="0.006944in solid #00000a" fo:padding-left="0.075000in" fo:padding-right="0.075000in" fo:vertical-align="top" fo:background-color="#eeece1"/>
    </style:style>
    <style:style style:name="TableCell0107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702" style:family="table-cell">
      <style:table-cell-properties fo:border-top="0.000694in solid #000000" fo:border-left="0.006944in solid #00000a" fo:border-right="0.006944in solid #00000a" fo:border-bottom="0.006944in solid #00000a" fo:padding-left="0.075000in" fo:padding-right="0.075000in" fo:vertical-align="top" fo:background-color="#eeece1"/>
    </style:style>
    <style:style style:name="TableCell0107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7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</office:automatic-styles>
  <office:body>
    <office:text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column table:style-name="TableColumn0104"/>
        <table:table-row table:style-name="TableRow0100">
          <table:table-cell table:style-name="TableCell010000">
            <text:p text:style-name="P2"><text:span text:style-name="T2"><text:s text:c="2"/>Data do agendamento:<text:s/></text:span><text:span text:style-name="T3"/></text:p>
          </table:table-cell>
          <table:table-cell table:style-name="TableCell010001" table:number-columns-spanned="2">
            <text:p text:style-name="P2"><text:span text:style-name="T4">Hora:<text:s/></text:span><text:span text:style-name="T5"/></text:p>
          </table:table-cell>
          <table:covered-table-cell/>
          <table:table-cell table:style-name="TableCell010003" table:number-columns-spanned="2">
            <text:p text:style-name="P2"><text:span text:style-name="T6">Convênio:</text:span><text:span text:style-name="T7"/></text:p>
          </table:table-cell>
          <table:covered-table-cell/>
        </table:table-row>
        <table:table-row table:style-name="TableRow0101">
          <table:table-cell table:style-name="TableCell010100">
            <text:p text:style-name="P5"><text:span text:style-name="T8"><text:s text:c="3"/>Nome do paciente:<text:s/></text:span><text:span text:style-name="T9"/></text:p>
          </table:table-cell>
          <table:table-cell table:style-name="TableCell010101" table:number-columns-spanned="3">
            <text:p text:style-name="P5"><text:span text:style-name="T10">Telefone:<text:s/></text:span><text:span text:style-name="T11"/></text:p>
          </table:table-cell>
          <table:covered-table-cell/>
          <table:covered-table-cell/>
          <table:table-cell table:style-name="TableCell010104">
            <text:p text:style-name="P5"><text:span text:style-name="T12">Exames:<text:s/></text:span><text:span text:style-name="T13"/></text:p>
          </table:table-cell>
        </table:table-row>
        <table:table-row table:style-name="TableRow0102">
          <table:table-cell table:style-name="TableCell010200">
            <text:p text:style-name="P8"><text:span text:style-name="T14"><text:s text:c="3"/>Agendado por:<text:s/></text:span><text:span text:style-name="T15"/></text:p>
          </table:table-cell>
          <table:table-cell table:style-name="TableCell010201" table:number-columns-spanned="4">
            <text:p text:style-name="P8"><text:span text:style-name="T16">Motivo do cancelamento:<text:s/></text:span><text:span text:style-name="T17"/></text:p>
          </table:table-cell>
          <table:covered-table-cell/>
          <table:covered-table-cell/>
          <table:covered-table-cell/>
        </table:table-row>
        <table:table-row table:style-name="TableRow0103">
          <table:table-cell table:style-name="TableCell010300" table:number-columns-spanned="5">
            <text:p text:style-name="P11"><text:span text:style-name="T18"><text:s text:c="3"/>Reagendado para:<text:s/></text:span><text:span text:style-name="T19"/></text:p>
          </table:table-cell>
          <table:covered-table-cell/>
          <table:covered-table-cell/>
          <table:covered-table-cell/>
          <table:covered-table-cell/>
        </table:table-row>
        <table:table-row table:style-name="TableRow0104">
          <table:table-cell table:style-name="TableCell010400" table:number-columns-spanned="5">
            <text:p text:style-name="P14"><text:span text:style-name="T20"><text:s text:c="2"/>Gerente responsável:<text:s/></text:span><text:span text:style-name="T21"/></text:p>
          </table:table-cell>
          <table:covered-table-cell/>
          <table:covered-table-cell/>
          <table:covered-table-cell/>
          <table:covered-table-cell/>
        </table:table-row>
        <table:table-row table:style-name="TableRow0105">
          <table:table-cell table:style-name="TableCell010500" table:number-columns-spanned="2">
            <text:p text:style-name="P17"><text:span text:style-name="T22"><text:s text:c="2"/>Assinatura:<text:s/></text:span><text:span text:style-name="T23"/></text:p>
          </table:table-cell>
          <table:covered-table-cell/>
          <table:table-cell table:style-name="TableCell010502" table:number-columns-spanned="3">
            <text:p text:style-name="P17"><text:span text:style-name="T24">Nome:<text:s/></text:span><text:span text:style-name="T25"/></text:p>
          </table:table-cell>
          <table:covered-table-cell/>
          <table:covered-table-cell/>
        </table:table-row>
        <table:table-row table:style-name="TableRow0106">
          <table:table-cell table:style-name="TableCell010600" table:number-columns-spanned="2">
            <text:p text:style-name="P19"><text:span text:style-name="T26"><text:s text:c="2"/>Setor:</text:span><text:span text:style-name="T27"/></text:p>
          </table:table-cell>
          <table:covered-table-cell/>
          <table:table-cell table:style-name="TableCell010602" table:number-columns-spanned="3">
            <text:p text:style-name="P19"><text:span text:style-name="T28">Data:<text:s/></text:span><text:span text:style-name="T29"/></text:p>
          </table:table-cell>
          <table:covered-table-cell/>
          <table:covered-table-cell/>
        </table:table-row>
        <table:table-row table:style-name="TableRow0107">
          <table:table-cell table:style-name="TableCell010700" table:number-columns-spanned="2">
            <text:p text:style-name="P22"><text:span text:style-name="T29"/></text:p>
          </table:table-cell>
          <table:covered-table-cell/>
          <table:table-cell table:style-name="TableCell010702" table:number-columns-spanned="3">
            <text:p text:style-name="P22"><text:span text:style-name="T29"/></text:p>
          </table:table-cell>
          <table:covered-table-cell/>
          <table:covered-table-cell/>
        </table:table-row>
      </table:table>
      <text:p text:style-name="P24"><text:span text:style-name="T2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